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69db" officeooo:paragraph-rsid="001069db"/>
    </style:style>
    <style:style style:name="P2" style:family="paragraph" style:parent-style-name="Standard">
      <style:text-properties officeooo:rsid="001184ec" officeooo:paragraph-rsid="001184ec"/>
    </style:style>
    <style:style style:name="P3" style:family="paragraph" style:parent-style-name="Standard">
      <style:text-properties officeooo:rsid="0012bc97" officeooo:paragraph-rsid="0012bc97"/>
    </style:style>
    <style:style style:name="P4" style:family="paragraph" style:parent-style-name="Standard">
      <style:text-properties officeooo:rsid="0015e610" officeooo:paragraph-rsid="0015e610"/>
    </style:style>
    <style:style style:name="P5" style:family="paragraph" style:parent-style-name="Standard">
      <style:text-properties officeooo:rsid="001662b2" officeooo:paragraph-rsid="001662b2"/>
    </style:style>
    <style:style style:name="P6" style:family="paragraph" style:parent-style-name="Standard">
      <style:text-properties officeooo:rsid="001895e6" officeooo:paragraph-rsid="001895e6"/>
    </style:style>
    <style:style style:name="P7" style:family="paragraph" style:parent-style-name="Standard">
      <style:text-properties officeooo:rsid="001b2490" officeooo:paragraph-rsid="001b2490"/>
    </style:style>
    <style:style style:name="P8" style:family="paragraph" style:parent-style-name="Standard">
      <style:text-properties officeooo:rsid="001bcc60" officeooo:paragraph-rsid="001bcc60"/>
    </style:style>
    <style:style style:name="P9" style:family="paragraph" style:parent-style-name="Standard">
      <style:text-properties officeooo:rsid="001d7d83" officeooo:paragraph-rsid="001d7d83"/>
    </style:style>
    <style:style style:name="P10" style:family="paragraph" style:parent-style-name="Standard">
      <style:text-properties style:text-underline-style="solid" style:text-underline-type="double" style:text-underline-width="auto" style:text-underline-color="font-color" officeooo:rsid="001895e6" officeooo:paragraph-rsid="001895e6"/>
    </style:style>
    <style:style style:name="P11" style:family="paragraph">
      <loext:graphic-properties draw:fill="solid" draw:fill-color="#c0c0c0" draw:opacity="50%"/>
      <style:text-properties style:font-name="Liberation Sans1"/>
    </style:style>
    <style:style style:name="T1" style:family="text">
      <style:text-properties officeooo:rsid="001184ec"/>
    </style:style>
    <style:style style:name="T2" style:family="text">
      <style:text-properties officeooo:rsid="0012bc97"/>
    </style:style>
    <style:style style:name="T3" style:family="text">
      <style:text-properties officeooo:rsid="00144278"/>
    </style:style>
    <style:style style:name="T4" style:family="text">
      <style:text-properties officeooo:rsid="001852ad"/>
    </style:style>
    <style:style style:name="T5" style:family="text">
      <style:text-properties officeooo:rsid="001895e6"/>
    </style:style>
    <style:style style:name="T6" style:family="text">
      <style:text-properties officeooo:rsid="0019fe90"/>
    </style:style>
    <style:style style:name="T7" style:family="text">
      <style:text-properties officeooo:rsid="001d7d83"/>
    </style:style>
    <style:style style:name="T8" style:family="text">
      <style:text-properties officeooo:rsid="001dad7e"/>
    </style:style>
    <style:style style:name="T9" style:family="text">
      <style:text-properties officeooo:rsid="001f9032"/>
    </style:style>
    <style:style style:name="T10" style:family="text">
      <style:text-properties officeooo:rsid="001ff0ac"/>
    </style:style>
    <style:style style:name="gr1" style:family="graphic">
      <style:graphic-properties draw:stroke="none" draw:fill="solid" draw:fill-color="#c0c0c0" draw:opacity="50%" draw:auto-grow-height="false" draw:auto-grow-width="false" fo:min-height="4.4807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lobal Hash Imitative / <text:s/>Index</text:p>
      <text:p text:style-name="P1"/>
      <text:p text:style-name="P5">This is an individual, initial description, that can be either adapted, <text:span text:style-name="T4">improved or </text:span>changed based on future works.</text:p>
      <text:p text:style-name="P1"/>
      <text:p text:style-name="P1"><text:tab/>The central theme of the global hash initiative is to unify human identity into one specific sequence of data that cannot be forged or tampered in any way. This eliminates clutters and brings about a unified sense of identity to human beings, and can be Implemented easily across different countries and platforms. As the name suggests, the global hash initiative which will later be renamed into the global hash index will serve as an international record of all the data about a human being, namely age, sex, birth, death, education, country of birth , so on and so forth <text:span text:style-name="T1">in the form of a record for public hash keys for every human, generated cryptographically while retaining a private key, that is always in possession of the being. This can then be linked to all kinds of identification documents and ledgers, where rather than these specific organizations storing all the data required, this will be stored by the ghi for public use. Under authorized requests will be dispatched with the knowledge of the user. </text:span></text:p>
      <text:p text:style-name="P2">Security is ensured by the use of the SHA functions available now, through which we generate a unique digital signature for each individual. Thus every on line presence, every transaction, every interaction with the society can be encrypted through the automated generation of these unique ids generated by the function. The only way such an organization can thrive and survive is being totally transparent, and inherently democratic, and complete a societal initiative. Volunteering will be a central aspect of the workforce of this organization. With the backing of international governments, this will indeed replace, all the identification requirements of the current age and day with a QR code that represents a private key and then matching with the public key available at the ghi, can be made to sign. Authorize and authenticate identity digitally, on line or off line. In the future, nano chips can be developed to store such data in the human body itself , thereby eliminating carrying anything totally in regards to identification documents. <text:s/><text:span text:style-name="T2">The idea stems from the current trends of cryptocurrencies and how they use algorithms to surpass human identity requirements. </text:span></text:p>
      <text:p text:style-name="P2"/>
      <text:p text:style-name="P3">Current scope:</text:p>
      <text:p text:style-name="P3"/>
      <text:p text:style-name="P3">In the current stage of the initiative, the ghi can be made into a portable app, that creates the hash key for use with the currently best SHA-256 function and updates it into the ghi server. The private key is stored in personal devices. The key can then be made into a QR code and stored in devices or made into a card that can be ordered from the ghi. The public key available to the ghi community will be announced to the network and hence all the users will have access to this information, hence securely able to send and receive anything form an email, to a phone call, to money. As with the cryptocurrencies, the public key index will be updated for a small fee from the users just to keep the servers running as this is strictly a non profit. <text:s/><text:span text:style-name="T3">Rather than corporations running the initiative, it must be institutions such as Universities that keep, maintain and update the servers and the service for the community, obviously backed by the government intelligence community. </text:span></text:p>
      <text:p text:style-name="P3"/>
      <text:p text:style-name="P4">The aim is to have a ghi server in every town hall that is monitored and linked to the servers in other town halls to maintain a globally accurate check on the registered number of human beings. Bank transactions and other money matters, can also be then solved via this generation of digital signature process and this eliminates the presence of having any particular card of any sort and brings forth the possibility of cutting across all platforms of money and all forms of <text:span text:style-name="T9">other </text:span>options <text:span text:style-name="T9">available</text:span>.</text:p>
      <text:p text:style-name="P4"/>
      <text:p text:style-name="P4"/>
      <text:p text:style-name="P4"><text:soft-page-break/></text:p>
      <text:p text:style-name="P5">The ghi protocol:</text:p>
      <text:p text:style-name="P5"/>
      <text:p text:style-name="P5">This will be the standard of the ghi frame work specifying the current state-of art technology being used at the servers of ghi. This will be released <text:span text:style-name="T5">in a monthly mandatory press release, which entitles all the current upgrades and security necessities by the individual.</text:span></text:p>
      <text:p text:style-name="P5"/>
      <text:p text:style-name="P5">The core structure of the ghi:</text:p>
      <text:p text:style-name="P5"/>
      <text:p text:style-name="P6">The structure of ghi will comprise mainly of various core teams working on various aspects of the ghi to keep it safe and update.</text:p>
      <text:p text:style-name="P6">The teams may include server maintenance, security, economics, recruitment, local government integration, management, design and development, web development, research, front end and back end management , among others.</text:p>
      <text:p text:style-name="P5"/>
      <text:p text:style-name="P5"/>
      <text:p text:style-name="P5"/>
      <text:p text:style-name="P5"/>
      <text:p text:style-name="P4">An example:</text:p>
      <text:p text:style-name="P4"/>
      <text:p text:style-name="P4">Here I am going to try to address all the identification documents, etc and my identification needs and how the ghi will empower me to do more, with less.</text:p>
      <text:p text:style-name="P4"/>
      <text:p text:style-name="P6">Currently I have: an id card, a drivers license, three bank cards, a student card, a passport, a cell phone number, two email ids. Fingerprints, </text:p>
      <text:p text:style-name="P6"/>
      <text:p text:style-name="P6">Imagine now that the ghi system is in place.</text:p>
      <text:p text:style-name="P6"/>
      <text:p text:style-name="P6">The id card is issued by a governmental institution. But this can easily be integrated into the hash community as follows:</text:p>
      <text:p text:style-name="P6"/>
      <text:p text:style-name="P6">I am born in a certain country and have a citizenship in certain country. In most of the countries, there exists a unique id that represents each individual in a country. This can be replaced with the ghi. The town hall that hosts the ghi server is assigned a public key immediately when a child is born, the parents retain a secret key that is the child’s identity information. So thus an individual can have a secret key, or a qr code for that matter, and a public key that leads to the information of the individual. <text:span text:style-name="T6">So instead of an id issued by the government, now we issue a secret key public key pair. This is constantly updates periodically. This eliminates the id card. Essentially when a new entry is entered into the ghi, a new folder is created containing all the information which can only be opened by these two key pairs, hence ensuring confidentiality. The public key is published all through the web, hence when there is a need for the id, the individual simply has to enter the secret id to reveal the information to the interested entity, be it a governmental institution or a friend. The degree of information call also be controlled manually, hence limiting anyone knowing anything about an individual completely. </text:span></text:p>
      <text:p text:style-name="P6"/>
      <text:p text:style-name="P7">So essentially all the institutions that need individual identification can be supplied with a front end fr<text:span text:style-name="T10">o</text:span>m the ghi that asks obtains the public key of the individual and pops up a query to the individual for the secret key. Once the interaction is complete the public key, private key pairs are changed to ensure safety. </text:p>
      <text:p text:style-name="P7"><text:soft-page-break/></text:p>
      <text:p text:style-name="P7">For talking to a person, all you now need is their public key, which will be readily available at the ghi servers, so if person A wants to call person B , they just look up person B in the ghi and send them a request to talk. Then if B accepts, a connection is established. Calling generally need very low level information exchange between individuals, hence almost no information is exchanged about B to A. </text:p>
      <text:p text:style-name="P8">The same with email, one could search a person on the ghi index and send them a mail, text or a voice recording, and there you have it. When one opens the email or answers a call, only the two individuals involved are able to open or attend the call, as if anyone else tries to tamper with the signal, the signatures generated will be tampered and hence the interaction will be invalid. <text:span text:style-name="T7">This also means that anyone can call or email anyone. This can be overcome by having another pair of public key private key combinations that are held solely by the individual. So when the second pair of public keys are given to an individual, they can use it to have social interactions with the individual through this key. Although, these keys are completely independent, they can be linked on request.</text:span></text:p>
      <text:p text:style-name="P8"/>
      <text:p text:style-name="P9">The final phase, that is the assigning of a global key to every human being will be Implemented at a later time due to the fact that there are governmental cooperation and other factors involved. But the communication network can be established in short term and the possibilities and capabilities researched and the feasibility <text:span text:style-name="T8">analyzed.</text:span> </text:p>
      <text:p text:style-name="P8"/>
      <text:p text:style-name="P6"/>
      <text:p text:style-name="P10"/>
      <text:p text:style-name="P6"/>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solid" draw:fill-color="#c0c0c0" draw:opacity="50%"/>
      <style:text-properties style:font-name="Liberation Sans1"/>
    </style:style>
    <style:style style:name="Mgr1" style:family="graphic">
      <style:graphic-properties draw:stroke="none" draw:fill="solid" draw:fill-color="#c0c0c0" draw:opacity="50%" draw:auto-grow-height="false" draw:auto-grow-width="false" fo:min-height="4.4807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char" draw:z-index="2" draw:name="PowerPlusWaterMarkObject" draw:style-name="Mgr1" draw:text-style-name="MP1" svg:width="6.9248in" svg:height="4.4803in" draw:transform="skewX (7.44390865364773E-017) rotate (0.785398163397448) translate (-0.569444444444444in 5.47745516185477in)"><text:p>gh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34:44.401198741</meta:creation-date>
    <dc:date>2018-01-17T23:13:15.986948490</dc:date>
    <meta:editing-duration>PT1H15M36S</meta:editing-duration>
    <meta:editing-cycles>13</meta:editing-cycles>
    <meta:generator>LibreOffice/5.4.2.2$Linux_X86_64 LibreOffice_project/40m0$Build-2</meta:generator>
    <meta:document-statistic meta:table-count="0" meta:image-count="0" meta:object-count="0" meta:page-count="3" meta:paragraph-count="22" meta:word-count="1388" meta:character-count="8088" meta:non-whitespace-character-count="6710"/>
  </office:meta>
</office:document-meta>
</file>